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Preformatted_20_Text">
      <style:text-properties officeooo:paragraph-rsid="000df84b"/>
    </style:style>
    <style:style style:name="P7" style:family="paragraph" style:parent-style-name="Preformatted_20_Text">
      <style:text-properties fo:font-size="14pt" fo:font-weight="bold" officeooo:rsid="000df84b" officeooo:paragraph-rsid="000df84b" style:font-size-asian="14pt" style:font-weight-asian="bold" style:font-size-complex="14pt" style:font-weight-complex="bold"/>
    </style:style>
    <style:style style:name="P8" style:family="paragraph" style:parent-style-name="Preformatted_20_Text">
      <style:text-properties fo:font-size="14pt" fo:font-weight="bold" officeooo:paragraph-rsid="000df84b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fo:font-size="14pt" style:text-underline-style="solid" style:text-underline-width="auto" style:text-underline-color="font-color" fo:font-weight="bold" officeooo:paragraph-rsid="000df84b" style:font-size-asian="14pt" style:font-weight-asian="bold" style:font-size-complex="14pt" style:font-weight-complex="bold"/>
    </style:style>
    <style:style style:name="P10" style:family="paragraph" style:parent-style-name="Preformatted_20_Text">
      <style:text-properties fo:font-size="12pt" fo:font-weight="normal" officeooo:rsid="000df84b" officeooo:paragraph-rsid="000df84b" style:font-size-asian="10.5pt" style:font-weight-asian="normal" style:font-size-complex="12pt" style:font-weight-complex="normal"/>
    </style:style>
    <style:style style:name="P11" style:family="paragraph" style:parent-style-name="Preformatted_20_Text">
      <style:text-properties fo:font-size="12pt" officeooo:paragraph-rsid="000df84b" style:font-size-asian="12pt" style:font-size-complex="12pt"/>
    </style:style>
    <style:style style:name="P12" style:family="paragraph" style:parent-style-name="Preformatted_20_Text">
      <style:text-properties fo:font-size="12pt" officeooo:rsid="0010a398" officeooo:paragraph-rsid="000df84b" style:font-size-asian="12pt" style:font-size-complex="12pt"/>
    </style:style>
    <style:style style:name="P13" style:family="paragraph" style:parent-style-name="Preformatted_20_Text">
      <style:text-properties fo:font-size="12pt" officeooo:paragraph-rsid="0010a398" style:font-size-asian="12pt" style:font-size-complex="12pt"/>
    </style:style>
    <style:style style:name="T1" style:family="text">
      <style:text-properties officeooo:rsid="0010a3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3">SSN COLLEGE OF ENGINEERING, KALAVAKKAM</text:p>
      <text:p text:style-name="P3">(An Autonomous Institution, Affiliated to Anna University, Chennai)</text:p>
      <text:p text:style-name="P3">DEPARTMENT OF COMPUTER SCIENCE AND ENGINEERING</text:p>
      <text:p text:style-name="P3">UCS1411 - OPERATING SYSTEMS LAB</text:p>
      <text:p text:style-name="P3">Batch: 2018-22</text:p>
      <text:p text:style-name="P3">Academic Year: 2019-20</text:p>
      <text:p text:style-name="P3">Class: CSE B</text:p>
      <text:p text:style-name="P3">------------------------------------------------------------------------------------------------</text:p>
      <text:p text:style-name="P2"/>
      <text:p text:style-name="P4">Lab Exercise 6: Implementation of Producer/Consumer Problem using Semaphores</text:p>
      <text:p text:style-name="P1"/>
      <text:p text:style-name="P6"/>
      <text:p text:style-name="P7">AIM :</text:p>
      <text:p text:style-name="P10">To write a C program to create parent/child processes to implement the producer/consumer</text:p>
      <text:p text:style-name="P10">problem using semaphores in pthread library.</text:p>
      <text:p text:style-name="P7"/>
      <text:p text:style-name="P7">CODE :</text:p>
      <text:p text:style-name="P9">producer :</text:p>
      <text:p text:style-name="P9"/>
      <text:p text:style-name="P11">#include &lt;stdio.h&gt;</text:p>
      <text:p text:style-name="P11">#include &lt;stdlib.h&gt;</text:p>
      <text:p text:style-name="P11">#include&lt;time.h&gt;</text:p>
      <text:p text:style-name="P11">#include &lt;string.h&gt;</text:p>
      <text:p text:style-name="P11">#include &lt;semaphore.h&gt;</text:p>
      <text:p text:style-name="P11">#include &lt;pthread.h&gt; // for semaphore operations sem_init,sem_wait,sem_post</text:p>
      <text:p text:style-name="P11">#include &lt;sys/ipc.h&gt;</text:p>
      <text:p text:style-name="P11">#include &lt;sys/shm.h&gt;</text:p>
      <text:p text:style-name="P11">#include &lt;sys/sem.h&gt;</text:p>
      <text:p text:style-name="P11">#include &lt;sys/wait.h&gt;</text:p>
      <text:p text:style-name="P11">#include &lt;sys/errno.h&gt;</text:p>
      <text:p text:style-name="P11">#include &lt;sys/types.h&gt;</text:p>
      <text:p text:style-name="P11">extern int errno;</text:p>
      <text:p text:style-name="P11">#define SIZE 10 /* size of the shared buffer*/</text:p>
      <text:p text:style-name="P11">#define VARSIZE 1 /* size of shared variable=1byte*/</text:p>
      <text:p text:style-name="P11">#define INPUTSIZE 20</text:p>
      <text:p text:style-name="P11">#define SHMPERM 0666 /* shared memory permissions */</text:p>
      <text:p text:style-name="P11">int segid; /* id for shared memory bufer */</text:p>
      <text:p text:style-name="P11">int empty_id;</text:p>
      <text:p text:style-name="P11">int full_id;</text:p>
      <text:p text:style-name="P11">int mutex_id;</text:p>
      <text:p text:style-name="P11">int * buff;</text:p>
      <text:p text:style-name="P11">int input_string;</text:p>
      <text:p text:style-name="P11">sem_t *empty;</text:p>
      <text:p text:style-name="P11">sem_t *full;</text:p>
      <text:p text:style-name="P11">sem_t *mutex;</text:p>
      <text:p text:style-name="P11">int p=0,c=0;</text:p>
      <text:p text:style-name="P11"><text:soft-page-break/></text:p>
      <text:p text:style-name="P11">// Producer function</text:p>
      <text:p text:style-name="P11"/>
      <text:p text:style-name="P11">void produce()</text:p>
      <text:p text:style-name="P11">{</text:p>
      <text:p text:style-name="P11"><text:tab/><text:tab/>if(input_string==0)</text:p>
      <text:p text:style-name="P11"><text:tab/><text:tab/>{</text:p>
      <text:p text:style-name="P11"><text:tab/><text:tab/><text:tab/>printf("\n Producer %d exited \n",getpid());</text:p>
      <text:p text:style-name="P11"><text:tab/><text:tab/><text:tab/>wait(NULL);</text:p>
      <text:p text:style-name="P11"><text:tab/><text:tab/><text:tab/>exit(1);</text:p>
      <text:p text:style-name="P11"><text:tab/><text:tab/>}</text:p>
      <text:p text:style-name="P11"><text:tab/><text:tab/>srand(time(0));</text:p>
      <text:p text:style-name="P11"><text:tab/><text:tab/>for(int i=0;i&lt;input_string;i++)</text:p>
      <text:p text:style-name="P11"><text:tab/><text:tab/>{</text:p>
      <text:p text:style-name="P11"><text:tab/><text:tab/><text:tab/>printf("\nProducer %d trying to aquire Semaphore Empty \n",getpid());</text:p>
      <text:p text:style-name="P11"><text:tab/><text:tab/><text:tab/>sem_wait(empty);</text:p>
      <text:p text:style-name="P11"><text:tab/><text:tab/><text:tab/>printf("\nProducer %d successfully aquired Semaphore Empty \n",getpid());</text:p>
      <text:p text:style-name="P11"><text:tab/><text:tab/><text:tab/>printf("\nProducer %d trying to aquire Semaphore Mutex \n",getpid());</text:p>
      <text:p text:style-name="P11"><text:tab/><text:tab/><text:tab/>sem_wait(mutex);</text:p>
      <text:p text:style-name="P11"><text:tab/><text:tab/><text:tab/>printf("\nProducer %d successfully aquired Semaphore Mutex \n",getpid());</text:p>
      <text:p text:style-name="P11"><text:tab/><text:tab/><text:tab/>buff[p]=random()%input_string;</text:p>
      <text:p text:style-name="P11"><text:tab/><text:tab/><text:tab/>printf("\nProducer %d Produced Item [ %d ] \n",getpid(),buff[p]);</text:p>
      <text:p text:style-name="P11"><text:tab/><text:tab/><text:tab/>p++;</text:p>
      <text:p text:style-name="P11"><text:tab/><text:tab/><text:tab/>printf("\nItems in Buffer %d \n",input_string);</text:p>
      <text:p text:style-name="P11"><text:tab/><text:tab/><text:tab/>sem_post(mutex);</text:p>
      <text:p text:style-name="P11"><text:tab/><text:tab/><text:tab/>printf("\nProducer %d released Semaphore Mutex \n",getpid());</text:p>
      <text:p text:style-name="P11"><text:tab/><text:tab/><text:tab/>sem_post(full);</text:p>
      <text:p text:style-name="P11"><text:tab/><text:tab/><text:tab/>printf("\nProducer %d released Semaphore Full \n",getpid());</text:p>
      <text:p text:style-name="P11"><text:tab/><text:tab/>}</text:p>
      <text:p text:style-name="P11">} //<text:span text:style-name="T1">producer</text:span></text:p>
      <text:p text:style-name="P11"/>
      <text:p text:style-name="P11">int main()</text:p>
      <text:p text:style-name="P11">{</text:p>
      <text:p text:style-name="P11"><text:tab/>int i=0;</text:p>
      <text:p text:style-name="P11"><text:tab/>int id1;</text:p>
      <text:p text:style-name="P11"><text:tab/>pid_t temp_pid;</text:p>
      <text:p text:style-name="P11"><text:tab/>segid = shmget (1001, SIZE, IPC_CREAT | IPC_EXCL | SHMPERM );</text:p>
      <text:p text:style-name="P11"><text:tab/>empty_id=shmget(1002,sizeof(sem_t),IPC_CREAT|IPC_EXCL|</text:p>
      <text:p text:style-name="P11"><text:tab/>SHMPERM);</text:p>
      <text:p text:style-name="P11"><text:tab/>full_id=shmget(1003,sizeof(sem_t),IPC_CREAT|IPC_EXCL|</text:p>
      <text:p text:style-name="P11"><text:tab/>SHMPERM);</text:p>
      <text:p text:style-name="P11"><text:tab/>mutex_id=shmget(1004,sizeof(sem_t),IPC_CREAT|IPC_EXCL|</text:p>
      <text:p text:style-name="P11"><text:tab/>SHMPERM);</text:p>
      <text:p text:style-name="P11"><text:tab/>buff = shmat( segid, (int *)0, 0 );</text:p>
      <text:p text:style-name="P11"><text:tab/>empty = shmat(empty_id,(int *)0,0);</text:p>
      <text:p text:style-name="P11"><text:tab/>full = shmat(full_id,(int *)0,0);</text:p>
      <text:p text:style-name="P11"><text:soft-page-break/><text:tab/>mutex = shmat(mutex_id,(int *)0,0);</text:p>
      <text:p text:style-name="P11"><text:tab/>// Initializing Semaphores Empty , Full &amp; Mutex</text:p>
      <text:p text:style-name="P11"><text:tab/>sem_init(empty,1,SIZE);</text:p>
      <text:p text:style-name="P11"><text:tab/>sem_init(full,1,0);</text:p>
      <text:p text:style-name="P11"><text:tab/>sem_init(mutex,1,1);</text:p>
      <text:p text:style-name="P11"><text:tab/>printf("\n Main Process Started \n");</text:p>
      <text:p text:style-name="P11"><text:tab/>printf("\n Enter the no of numbers : ");</text:p>
      <text:p text:style-name="P11"><text:tab/></text:p>
      <text:p text:style-name="P11"><text:tab/>id1=shmget(112,50,IPC_CREAT | 00666);</text:p>
      <text:p text:style-name="P11"><text:tab/>input_string=shmat(id1,NULL,0);</text:p>
      <text:p text:style-name="P11"><text:tab/>scanf("%d",&amp;input_string);</text:p>
      <text:p text:style-name="P11"><text:tab/>printf("number of numbers : %d",input_string);</text:p>
      <text:p text:style-name="P11"><text:tab/><text:tab/>produce();</text:p>
      <text:p text:style-name="P11"><text:tab/>shmdt(input_string);</text:p>
      <text:p text:style-name="P11"><text:tab/>shmdt(buff);</text:p>
      <text:p text:style-name="P11"><text:tab/>shmdt(empty);</text:p>
      <text:p text:style-name="P11"><text:tab/>shmdt(full);</text:p>
      <text:p text:style-name="P11"><text:tab/>shmdt(mutex);</text:p>
      <text:p text:style-name="P11"><text:tab/>return(0);</text:p>
      <text:p text:style-name="P11">} //<text:span text:style-name="T1">main</text:span></text:p>
      <text:p text:style-name="P11"/>
      <text:p text:style-name="P9">consumer : </text:p>
      <text:p text:style-name="P11"/>
      <text:p text:style-name="P11">#include &lt;stdio.h&gt;</text:p>
      <text:p text:style-name="P11">#include &lt;stdlib.h&gt;</text:p>
      <text:p text:style-name="P11">#include &lt;string.h&gt;</text:p>
      <text:p text:style-name="P11">#include &lt;semaphore.h&gt;</text:p>
      <text:p text:style-name="P11">#include &lt;pthread.h&gt; // for semaphore operations sem_init,sem_wait,sem_post</text:p>
      <text:p text:style-name="P11">#include &lt;sys/ipc.h&gt;</text:p>
      <text:p text:style-name="P11">#include &lt;sys/shm.h&gt;</text:p>
      <text:p text:style-name="P11">#include &lt;sys/sem.h&gt;</text:p>
      <text:p text:style-name="P11">#include &lt;sys/wait.h&gt;</text:p>
      <text:p text:style-name="P11">#include &lt;sys/errno.h&gt;</text:p>
      <text:p text:style-name="P11">#include &lt;sys/types.h&gt;</text:p>
      <text:p text:style-name="P11">extern int errno;</text:p>
      <text:p text:style-name="P11">#define SIZE 10 /* size of the shared buffer*/</text:p>
      <text:p text:style-name="P11">#define VARSIZE 1 /* size of shared variable=1byte*/</text:p>
      <text:p text:style-name="P11">#define INPUTSIZE 20</text:p>
      <text:p text:style-name="P11">#define SHMPERM 0666 /* shared memory permissions */</text:p>
      <text:p text:style-name="P11">int segid; /* id for shared memory bufer */</text:p>
      <text:p text:style-name="P11">int empty_id;</text:p>
      <text:p text:style-name="P11">int full_id;</text:p>
      <text:p text:style-name="P11">int mutex_id;</text:p>
      <text:p text:style-name="P11">int * buff;</text:p>
      <text:p text:style-name="P11">int input_string;</text:p>
      <text:p text:style-name="P11">sem_t *empty;</text:p>
      <text:p text:style-name="P11">sem_t *full;</text:p>
      <text:p text:style-name="P11">sem_t *mutex;</text:p>
      <text:p text:style-name="P11">int p=0,c=0;</text:p>
      <text:p text:style-name="P11">// Consumer function</text:p>
      <text:p text:style-name="P11">//</text:p>
      <text:p text:style-name="P12">void consume()</text:p>
      <text:p text:style-name="P11"><text:soft-page-break/>{</text:p>
      <text:p text:style-name="P11"><text:tab/><text:tab/>if(input_string==0)</text:p>
      <text:p text:style-name="P11"><text:tab/><text:tab/>{</text:p>
      <text:p text:style-name="P11"><text:tab/><text:tab/><text:tab/>printf("\n Producer %d exited \n",getpid());</text:p>
      <text:p text:style-name="P11"><text:tab/><text:tab/><text:tab/>wait(NULL);</text:p>
      <text:p text:style-name="P11"><text:tab/><text:tab/><text:tab/>exit(1);</text:p>
      <text:p text:style-name="P11"><text:tab/><text:tab/>}</text:p>
      <text:p text:style-name="P11"><text:tab/><text:tab/>for(int j=0;j&lt;input_string;j++)</text:p>
      <text:p text:style-name="P11"><text:tab/><text:tab/>{</text:p>
      <text:p text:style-name="P11"><text:tab/><text:tab/><text:tab/>printf("\nConsumer %d trying to aquire Semaphore Full \n",getpid());</text:p>
      <text:p text:style-name="P11"><text:tab/><text:tab/><text:tab/>sem_wait(full);</text:p>
      <text:p text:style-name="P11"><text:tab/><text:tab/><text:tab/>printf("\nConsumer %d successfully aquired Semaphore Full \n",getpid());</text:p>
      <text:p text:style-name="P11"><text:tab/><text:tab/><text:tab/>printf("\nConsumer %d trying to aquire Semaphore Mutex \n",getpid());</text:p>
      <text:p text:style-name="P11"><text:tab/><text:tab/><text:tab/>sem_wait(mutex);</text:p>
      <text:p text:style-name="P11"><text:tab/><text:tab/><text:tab/>printf("\nConsumer %d successfully aquired Semaphore Mutex\n",getpid());</text:p>
      <text:p text:style-name="P11"><text:tab/><text:tab/><text:tab/>printf("\nConsumer %d Consumed Item [ %d ] \n",getpid(),buff[c]);</text:p>
      <text:p text:style-name="P11"><text:tab/><text:tab/><text:tab/>buff[c]=' ';</text:p>
      <text:p text:style-name="P11"><text:tab/><text:tab/><text:tab/>c++;</text:p>
      <text:p text:style-name="P11"><text:tab/><text:tab/><text:tab/>sem_post(mutex);</text:p>
      <text:p text:style-name="P11"><text:tab/><text:tab/><text:tab/>printf("\nConsumer %d released Semaphore Mutex \n",getpid());</text:p>
      <text:p text:style-name="P11"><text:tab/><text:tab/><text:tab/>sem_post(empty);</text:p>
      <text:p text:style-name="P11"><text:tab/><text:tab/><text:tab/>printf("\nConsumer %d released Semaphore Empty \n",getpid());</text:p>
      <text:p text:style-name="P11"><text:tab/><text:tab/>}</text:p>
      <text:p text:style-name="P11"><text:tab/><text:tab/>return;</text:p>
      <text:p text:style-name="P13">} //consumer fn</text:p>
      <text:p text:style-name="P13">//--------------------------------------------------------------</text:p>
      <text:p text:style-name="P13">//Main function </text:p>
      <text:p text:style-name="P13">//---------------------------------------------------------------</text:p>
      <text:p text:style-name="P11"/>
      <text:p text:style-name="P11">int main()</text:p>
      <text:p text:style-name="P11">{</text:p>
      <text:p text:style-name="P11"><text:tab/>int i=0;</text:p>
      <text:p text:style-name="P11"><text:tab/>int id1;</text:p>
      <text:p text:style-name="P11"><text:tab/>pid_t temp_pid;</text:p>
      <text:p text:style-name="P11"><text:tab/>segid = shmget (1001, SIZE,0);</text:p>
      <text:p text:style-name="P11"><text:tab/>empty_id=shmget(1002,sizeof(sem_t),0);</text:p>
      <text:p text:style-name="P11"><text:tab/>full_id=shmget(1003,sizeof(sem_t),0);</text:p>
      <text:p text:style-name="P11"><text:tab/>mutex_id=shmget(1004,sizeof(sem_t),0);</text:p>
      <text:p text:style-name="P11"><text:tab/>buff = shmat( segid, (int *)0, 0 );</text:p>
      <text:p text:style-name="P11"><text:tab/>empty = shmat(empty_id,(int *)0,0);</text:p>
      <text:p text:style-name="P11"><text:tab/>full = shmat(full_id,(int *)0,0);</text:p>
      <text:p text:style-name="P11"><text:tab/>mutex = shmat(mutex_id,(int *)0,0);</text:p>
      <text:p text:style-name="P11"><text:tab/>id1=shmget(112,50,0);</text:p>
      <text:p text:style-name="P11"><text:tab/>input_string=shmat(id1,NULL,0);</text:p>
      <text:p text:style-name="P11"><text:tab/>// Initializing Semaphores Empty , Full &amp; Mutex</text:p>
      <text:p text:style-name="P11"><text:tab/>consume();</text:p>
      <text:p text:style-name="P11"><text:soft-page-break/><text:tab/>shmdt(buff);</text:p>
      <text:p text:style-name="P11"><text:tab/>shmdt(empty);</text:p>
      <text:p text:style-name="P11"><text:tab/>shmdt(full);</text:p>
      <text:p text:style-name="P11"><text:tab/>shmdt(mutex);</text:p>
      <text:p text:style-name="P11"><text:tab/>shmctl(segid, IPC_RMID, NULL);</text:p>
      <text:p text:style-name="P11"><text:tab/>semctl( empty_id, 0, IPC_RMID, NULL);</text:p>
      <text:p text:style-name="P11"><text:tab/>semctl( full_id, 0, IPC_RMID, NULL);</text:p>
      <text:p text:style-name="P11"><text:tab/>semctl( mutex_id, 0, IPC_RMID, NULL);</text:p>
      <text:p text:style-name="P11"><text:tab/>sem_destroy(empty);</text:p>
      <text:p text:style-name="P11"><text:tab/>sem_destroy(full);</text:p>
      <text:p text:style-name="P11"><text:tab/>sem_destroy(mutex);</text:p>
      <text:p text:style-name="P11"><text:tab/>printf("\n Main process exited \n\n");</text:p>
      <text:p text:style-name="P11"><text:tab/>return(0);</text:p>
      <text:p text:style-name="P11">} //<text:span text:style-name="T1">main</text:span></text:p>
      <text:p text:style-name="P11"/>
      <text:p text:style-name="P8">output : </text:p>
      <text:p text:style-name="P8"/>
      <text:p text:style-name="P9">producer output : </text:p>
      <text:p text:style-name="P11"/>
      <text:p text:style-name="P11"><text:s/>Main Process Started </text:p>
      <text:p text:style-name="P11"/>
      <text:p text:style-name="P11"><text:s/>Enter the no of numbers : 5</text:p>
      <text:p text:style-name="P11">number of numbers : 5</text:p>
      <text:p text:style-name="P11">Producer 3560 trying to aquire Semaphore Empty </text:p>
      <text:p text:style-name="P11"/>
      <text:p text:style-name="P11">Producer 3560 successfully aquired Semaphore Empty </text:p>
      <text:p text:style-name="P11"/>
      <text:p text:style-name="P11">Producer 3560 trying to aquire Semaphore Mutex </text:p>
      <text:p text:style-name="P11"/>
      <text:p text:style-name="P11">Producer 3560 successfully aquired Semaphore Mutex </text:p>
      <text:p text:style-name="P11"/>
      <text:p text:style-name="P11">Producer 3560 Produced Item [ 3 ] </text:p>
      <text:p text:style-name="P11"/>
      <text:p text:style-name="P11">Items in Buffer 5 </text:p>
      <text:p text:style-name="P11"/>
      <text:p text:style-name="P11">Producer 3560 released Semaphore Mutex </text:p>
      <text:p text:style-name="P11"/>
      <text:p text:style-name="P11">Producer 3560 released Semaphore Full </text:p>
      <text:p text:style-name="P11"/>
      <text:p text:style-name="P11">Producer 3560 trying to aquire Semaphore Empty </text:p>
      <text:p text:style-name="P11"/>
      <text:p text:style-name="P11">Producer 3560 successfully aquired Semaphore Empty </text:p>
      <text:p text:style-name="P11"/>
      <text:p text:style-name="P11">Producer 3560 trying to aquire Semaphore Mutex </text:p>
      <text:p text:style-name="P11"/>
      <text:p text:style-name="P11">Producer 3560 successfully aquired Semaphore Mutex </text:p>
      <text:p text:style-name="P11"/>
      <text:p text:style-name="P11">Producer 3560 Produced Item [ 1 ] </text:p>
      <text:p text:style-name="P11"/>
      <text:p text:style-name="P11">Items in Buffer 5 </text:p>
      <text:p text:style-name="P11"/>
      <text:p text:style-name="P11">Producer 3560 released Semaphore Mutex </text:p>
      <text:p text:style-name="P11"/>
      <text:p text:style-name="P11"><text:soft-page-break/>Producer 3560 released Semaphore Full </text:p>
      <text:p text:style-name="P11"/>
      <text:p text:style-name="P11">Producer 3560 trying to aquire Semaphore Empty </text:p>
      <text:p text:style-name="P11"/>
      <text:p text:style-name="P11">Producer 3560 successfully aquired Semaphore Empty </text:p>
      <text:p text:style-name="P11"/>
      <text:p text:style-name="P11">Producer 3560 trying to aquire Semaphore Mutex </text:p>
      <text:p text:style-name="P11"/>
      <text:p text:style-name="P11">Producer 3560 successfully aquired Semaphore Mutex </text:p>
      <text:p text:style-name="P11"/>
      <text:p text:style-name="P11">Producer 3560 Produced Item [ 2 ] </text:p>
      <text:p text:style-name="P11"/>
      <text:p text:style-name="P11">Items in Buffer 5 </text:p>
      <text:p text:style-name="P11"/>
      <text:p text:style-name="P11">Producer 3560 released Semaphore Mutex </text:p>
      <text:p text:style-name="P11"/>
      <text:p text:style-name="P11">Producer 3560 released Semaphore Full </text:p>
      <text:p text:style-name="P11"/>
      <text:p text:style-name="P11">Producer 3560 trying to aquire Semaphore Empty </text:p>
      <text:p text:style-name="P11"/>
      <text:p text:style-name="P11">Producer 3560 successfully aquired Semaphore Empty </text:p>
      <text:p text:style-name="P11"/>
      <text:p text:style-name="P11">Producer 3560 trying to aquire Semaphore Mutex </text:p>
      <text:p text:style-name="P11"/>
      <text:p text:style-name="P11">Producer 3560 successfully aquired Semaphore Mutex </text:p>
      <text:p text:style-name="P11"/>
      <text:p text:style-name="P11">Producer 3560 Produced Item [ 0 ] </text:p>
      <text:p text:style-name="P11"/>
      <text:p text:style-name="P11">Items in Buffer 5 </text:p>
      <text:p text:style-name="P11"/>
      <text:p text:style-name="P11">Producer 3560 released Semaphore Mutex </text:p>
      <text:p text:style-name="P11"/>
      <text:p text:style-name="P11">Producer 3560 released Semaphore Full </text:p>
      <text:p text:style-name="P11"/>
      <text:p text:style-name="P11">Producer 3560 trying to aquire Semaphore Empty </text:p>
      <text:p text:style-name="P11"/>
      <text:p text:style-name="P11">Producer 3560 successfully aquired Semaphore Empty </text:p>
      <text:p text:style-name="P11"/>
      <text:p text:style-name="P11">Producer 3560 trying to aquire Semaphore Mutex </text:p>
      <text:p text:style-name="P11"/>
      <text:p text:style-name="P11">Producer 3560 successfully aquired Semaphore Mutex </text:p>
      <text:p text:style-name="P11"/>
      <text:p text:style-name="P11">Producer 3560 Produced Item [ 1 ] </text:p>
      <text:p text:style-name="P11"/>
      <text:p text:style-name="P11">Items in Buffer 5 </text:p>
      <text:p text:style-name="P11"/>
      <text:p text:style-name="P11">Producer 3560 released Semaphore Mutex </text:p>
      <text:p text:style-name="P11"/>
      <text:p text:style-name="P11">Producer 3560 released Semaphore Full </text:p>
      <text:p text:style-name="P11"/>
      <text:p text:style-name="P9">consumer output : </text:p>
      <text:p text:style-name="P11"/>
      <text:p text:style-name="P11">Consumer 3645 trying to aquire Semaphore Full </text:p>
      <text:p text:style-name="P11"><text:soft-page-break/></text:p>
      <text:p text:style-name="P11">Consumer 3645 successfully aquired Semaphore Full </text:p>
      <text:p text:style-name="P11"/>
      <text:p text:style-name="P11">Consumer 3645 trying to aquire Semaphore Mutex </text:p>
      <text:p text:style-name="P11"/>
      <text:p text:style-name="P11">Consumer 3645 successfully aquired Semaphore Mutex</text:p>
      <text:p text:style-name="P11"/>
      <text:p text:style-name="P11">Consumer 3645 Consumed Item [ 3 ] </text:p>
      <text:p text:style-name="P11"/>
      <text:p text:style-name="P11">Consumer 3645 released Semaphore Mutex </text:p>
      <text:p text:style-name="P11"/>
      <text:p text:style-name="P11">Consumer 3645 released Semaphore Empty </text:p>
      <text:p text:style-name="P11"/>
      <text:p text:style-name="P11">Consumer 3645 trying to aquire Semaphore Full </text:p>
      <text:p text:style-name="P11"/>
      <text:p text:style-name="P11">Consumer 3645 successfully aquired Semaphore Full </text:p>
      <text:p text:style-name="P11"/>
      <text:p text:style-name="P11">Consumer 3645 trying to aquire Semaphore Mutex </text:p>
      <text:p text:style-name="P11"/>
      <text:p text:style-name="P11">Consumer 3645 successfully aquired Semaphore Mutex</text:p>
      <text:p text:style-name="P11"/>
      <text:p text:style-name="P11">Consumer 3645 Consumed Item [ 1 ] </text:p>
      <text:p text:style-name="P11"/>
      <text:p text:style-name="P11">Consumer 3645 released Semaphore Mutex </text:p>
      <text:p text:style-name="P11"/>
      <text:p text:style-name="P11">Consumer 3645 released Semaphore Empty </text:p>
      <text:p text:style-name="P11"/>
      <text:p text:style-name="P11">Consumer 3645 trying to aquire Semaphore Full </text:p>
      <text:p text:style-name="P11"/>
      <text:p text:style-name="P11">Consumer 3645 successfully aquired Semaphore Full </text:p>
      <text:p text:style-name="P11"/>
      <text:p text:style-name="P11">Consumer 3645 trying to aquire Semaphore Mutex </text:p>
      <text:p text:style-name="P11"/>
      <text:p text:style-name="P11">Consumer 3645 successfully aquired Semaphore Mutex</text:p>
      <text:p text:style-name="P11"/>
      <text:p text:style-name="P11">Consumer 3645 Consumed Item [ 2 ] </text:p>
      <text:p text:style-name="P11"/>
      <text:p text:style-name="P11">Consumer 3645 released Semaphore Mutex </text:p>
      <text:p text:style-name="P11"/>
      <text:p text:style-name="P11">Consumer 3645 released Semaphore Empty </text:p>
      <text:p text:style-name="P11"/>
      <text:p text:style-name="P11">Consumer 3645 trying to aquire Semaphore Full </text:p>
      <text:p text:style-name="P11"/>
      <text:p text:style-name="P11">Consumer 3645 successfully aquired Semaphore Full </text:p>
      <text:p text:style-name="P11"/>
      <text:p text:style-name="P11">Consumer 3645 trying to aquire Semaphore Mutex </text:p>
      <text:p text:style-name="P11"/>
      <text:p text:style-name="P11">Consumer 3645 successfully aquired Semaphore Mutex</text:p>
      <text:p text:style-name="P11"/>
      <text:p text:style-name="P11">Consumer 3645 Consumed Item [ 0 ] </text:p>
      <text:p text:style-name="P11"/>
      <text:p text:style-name="P11">Consumer 3645 released Semaphore Mutex </text:p>
      <text:p text:style-name="P11"/>
      <text:p text:style-name="P11"><text:soft-page-break/>Consumer 3645 released Semaphore Empty </text:p>
      <text:p text:style-name="P11"/>
      <text:p text:style-name="P11">Consumer 3645 trying to aquire Semaphore Full </text:p>
      <text:p text:style-name="P11"/>
      <text:p text:style-name="P11">Consumer 3645 successfully aquired Semaphore Full </text:p>
      <text:p text:style-name="P11"/>
      <text:p text:style-name="P11">Consumer 3645 trying to aquire Semaphore Mutex </text:p>
      <text:p text:style-name="P11"/>
      <text:p text:style-name="P11">Consumer 3645 successfully aquired Semaphore Mutex</text:p>
      <text:p text:style-name="P11"/>
      <text:p text:style-name="P11">Consumer 3645 Consumed Item [ 1 ] </text:p>
      <text:p text:style-name="P11"/>
      <text:p text:style-name="P11">Consumer 3645 released Semaphore Mutex </text:p>
      <text:p text:style-name="P11"/>
      <text:p text:style-name="P11">Consumer 3645 released Semaphore Empty </text:p>
      <text:p text:style-name="P1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3:31:09.750483859</meta:creation-date>
    <dc:date>2020-04-03T15:52:39.764267375</dc:date>
    <meta:editing-duration>PT29S</meta:editing-duration>
    <meta:editing-cycles>1</meta:editing-cycles>
    <meta:document-statistic meta:table-count="0" meta:image-count="0" meta:object-count="0" meta:page-count="8" meta:paragraph-count="274" meta:word-count="1054" meta:character-count="8532" meta:non-whitespace-character-count="7485"/>
    <meta:generator>LibreOffice/6.0.7.3$Linux_X86_64 LibreOffice_project/00m0$Build-3</meta:generator>
  </office:meta>
</office:document-meta>
</file>